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230060"/>
    </style:style>
    <style:style style:name="P2" style:family="paragraph" style:parent-style-name="Preformatted_20_Text">
      <style:text-properties officeooo:paragraph-rsid="002de510"/>
    </style:style>
    <style:style style:name="P3" style:family="paragraph" style:parent-style-name="Standard">
      <style:paragraph-properties fo:text-align="start" style:justify-single-word="false" fo:text-indent="0in" style:auto-text-indent="false"/>
    </style:style>
    <style:style style:name="P4" style:family="paragraph" style:parent-style-name="Standard">
      <style:paragraph-properties fo:text-align="start" style:justify-single-word="false" fo:text-indent="0in" style:auto-text-indent="false"/>
      <style:text-properties officeooo:paragraph-rsid="001e0487"/>
    </style:style>
    <style:style style:name="P5" style:family="paragraph" style:parent-style-name="Standard" style:list-style-name="List_20_1">
      <style:paragraph-properties fo:text-align="start" style:justify-single-word="false"/>
      <style:text-properties officeooo:paragraph-rsid="001e0487"/>
    </style:style>
    <style:style style:name="P6" style:family="paragraph" style:parent-style-name="Standard">
      <style:paragraph-properties fo:text-align="start" style:justify-single-word="false" fo:text-indent="0in" style:auto-text-indent="false"/>
      <style:text-properties officeooo:paragraph-rsid="0029cff8"/>
    </style:style>
    <style:style style:name="P7" style:family="paragraph" style:parent-style-name="Standard">
      <style:paragraph-properties fo:text-align="start" style:justify-single-word="false" fo:text-indent="0in" style:auto-text-indent="false"/>
      <style:text-properties style:font-name="Monospace" fo:font-size="10pt" officeooo:paragraph-rsid="001e0487" style:font-size-asian="10pt"/>
    </style:style>
    <style:style style:name="P8" style:family="paragraph" style:parent-style-name="Standard">
      <style:text-properties officeooo:rsid="00257383" officeooo:paragraph-rsid="00257383"/>
    </style:style>
    <style:style style:name="P9" style:family="paragraph" style:parent-style-name="Standard">
      <style:paragraph-properties fo:text-align="start" style:justify-single-word="false" fo:text-indent="0in" style:auto-text-indent="false"/>
      <style:text-properties officeooo:rsid="0029cff8" officeooo:paragraph-rsid="0029cff8"/>
    </style:style>
    <style:style style:name="P10" style:family="paragraph" style:parent-style-name="Text_20_body">
      <style:text-properties officeooo:rsid="001e0487" officeooo:paragraph-rsid="001e0487"/>
    </style:style>
    <style:style style:name="P11" style:family="paragraph" style:parent-style-name="Text_20_body" style:list-style-name="List_20_1">
      <style:text-properties officeooo:paragraph-rsid="001e0487"/>
    </style:style>
    <style:style style:name="P12" style:family="paragraph" style:parent-style-name="Text_20_body" style:list-style-name="List_20_1">
      <style:text-properties officeooo:rsid="001f6cb1" officeooo:paragraph-rsid="001f6cb1"/>
    </style:style>
    <style:style style:name="P13" style:family="paragraph" style:parent-style-name="Text_20_body" style:list-style-name="List_20_1">
      <style:text-properties officeooo:rsid="001f6cb1" officeooo:paragraph-rsid="00218505"/>
    </style:style>
    <style:style style:name="P14" style:family="paragraph" style:parent-style-name="Text_20_body" style:list-style-name="List_20_1">
      <style:text-properties officeooo:rsid="00230060" officeooo:paragraph-rsid="00230060"/>
    </style:style>
    <style:style style:name="P15" style:family="paragraph" style:parent-style-name="Text_20_body">
      <style:text-properties officeooo:rsid="00257383" officeooo:paragraph-rsid="00257383"/>
    </style:style>
    <style:style style:name="P16" style:family="paragraph" style:parent-style-name="Text_20_body">
      <style:text-properties officeooo:rsid="00257383" officeooo:paragraph-rsid="0026230c"/>
    </style:style>
    <style:style style:name="P17" style:family="paragraph" style:parent-style-name="Text_20_body">
      <style:text-properties officeooo:rsid="0026230c" officeooo:paragraph-rsid="0026230c"/>
    </style:style>
    <style:style style:name="P18" style:family="paragraph" style:parent-style-name="Text_20_body">
      <style:text-properties officeooo:rsid="0027ec92" officeooo:paragraph-rsid="0027ec92"/>
    </style:style>
    <style:style style:name="P19" style:family="paragraph" style:parent-style-name="Text_20_body">
      <style:text-properties officeooo:paragraph-rsid="0027ec92"/>
    </style:style>
    <style:style style:name="T1" style:family="text">
      <style:text-properties fo:color="#000000" loext:opacity="100%" style:font-name="Monospace" fo:font-size="10pt" style:font-size-asian="10pt"/>
    </style:style>
    <style:style style:name="T2" style:family="text">
      <style:text-properties fo:color="#000000" loext:opacity="100%" style:font-name="Monospace" fo:font-size="10pt" officeooo:rsid="001e0487" style:font-size-asian="10pt"/>
    </style:style>
    <style:style style:name="T3" style:family="text">
      <style:text-properties fo:color="#000000" loext:opacity="100%" style:font-name="Monospace" fo:font-size="10pt" officeooo:rsid="0029cff8" style:font-size-asian="10pt"/>
    </style:style>
    <style:style style:name="T4" style:family="text">
      <style:text-properties fo:color="#000000" loext:opacity="100%" style:font-name="Monospace" fo:font-size="10pt" fo:font-style="italic" style:font-size-asian="10pt" style:font-style-asian="italic" style:font-style-complex="italic"/>
    </style:style>
    <style:style style:name="T5" style:family="text">
      <style:text-properties fo:color="#000000" loext:opacity="100%" style:font-name="Monospace" fo:font-size="10pt" fo:font-style="italic" officeooo:rsid="0029cff8" style:font-size-asian="10pt" style:font-style-asian="italic" style:font-style-complex="italic"/>
    </style:style>
    <style:style style:name="T6" style:family="text">
      <style:text-properties style:font-name="Monospace"/>
    </style:style>
    <style:style style:name="T7" style:family="text">
      <style:text-properties style:font-name="Monospace" fo:font-size="10pt" style:font-size-asian="10pt"/>
    </style:style>
    <style:style style:name="T8" style:family="text">
      <style:text-properties fo:color="#00c87d" loext:opacity="100%" style:font-name="Monospace" fo:font-size="10pt" style:font-size-asian="10pt"/>
    </style:style>
    <style:style style:name="T9" style:family="text">
      <style:text-properties officeooo:rsid="001e0487"/>
    </style:style>
    <style:style style:name="T10" style:family="text">
      <style:text-properties fo:font-style="italic" style:font-style-asian="italic" style:font-style-complex="italic"/>
    </style:style>
    <style:style style:name="T11" style:family="text">
      <style:text-properties fo:font-style="italic" officeooo:rsid="001e0487" style:font-style-asian="italic" style:font-style-complex="italic"/>
    </style:style>
    <style:style style:name="T12" style:family="text">
      <style:text-properties fo:font-style="italic" officeooo:rsid="00218505" style:font-style-asian="italic" style:font-style-complex="italic"/>
    </style:style>
    <style:style style:name="T13" style:family="text">
      <style:text-properties fo:font-style="italic" officeooo:rsid="0026230c" style:font-style-asian="italic" style:font-style-complex="italic"/>
    </style:style>
    <style:style style:name="T14" style:family="text">
      <style:text-properties fo:font-style="italic" officeooo:rsid="0027ec92" style:font-style-asian="italic" style:font-style-complex="italic"/>
    </style:style>
    <style:style style:name="T15" style:family="text">
      <style:text-properties officeooo:rsid="001f6cb1"/>
    </style:style>
    <style:style style:name="T16" style:family="text">
      <style:text-properties officeooo:rsid="00218505"/>
    </style:style>
    <style:style style:name="T17" style:family="text">
      <style:text-properties officeooo:rsid="00230060"/>
    </style:style>
    <style:style style:name="T18" style:family="text">
      <style:text-properties fo:font-style="normal" style:font-style-asian="normal" style:font-style-complex="normal"/>
    </style:style>
    <style:style style:name="T19" style:family="text">
      <style:text-properties officeooo:rsid="0026230c"/>
    </style:style>
    <style:style style:name="T20" style:family="text">
      <style:text-properties officeooo:rsid="0027ec92"/>
    </style:style>
    <style:style style:name="T21" style:family="text">
      <style:text-properties officeooo:rsid="002c6bb6"/>
    </style:style>
    <style:style style:name="T22" style:family="text">
      <style:text-properties officeooo:rsid="002de510"/>
    </style:style>
    <style:style style:name="T23" style:family="text">
      <style:text-properties officeooo:rsid="002ef6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Forth</text:p>
      <text:h text:style-name="Heading_20_1" text:outline-level="1">Queues</text:h>
      <text:h text:style-name="Heading_20_1" text:outline-level="1">The <text:span text:style-name="T23">queue example </text:span>program</text:h>
      <text:p text:style-name="P2">" q1" 26 QCREATE</text:p>
      <text:p text:style-name="P2">.s</text:p>
      <text:p text:style-name="P2">: sender 5 0 DO " q1" Q " Hello" Q&gt; 10000000 MS LOOP ;</text:p>
      <text:p text:style-name="P2">: receiver 10 0 DO " Received:" S. " q1" Q DUP Q. &lt;Q S. CR LOOP ;</text:p>
      <text:p text:style-name="P2">' receiver SPAWN</text:p>
      <text:p text:style-name="P2"/>
      <text:p text:style-name="P10"><text:span text:style-name="T22">Above</text:span> is a program that </text:p>
      <text:list xml:id="list3978375944" text:style-name="List_20_1">
        <text:list-item>
          <text:p text:style-name="P11"><text:span text:style-name="T9">creates a queue name</text:span><text:span text:style-name="T15">d</text:span><text:span text:style-name="T9"> </text:span><text:span text:style-name="T11">q1</text:span></text:p>
        </text:list-item>
        <text:list-item>
          <text:p text:style-name="P12">prints the contents of the stack <text:span text:style-name="T21">to show the address of the queue</text:span></text:p>
        </text:list-item>
        <text:list-item>
          <text:p text:style-name="P12">defines a word called <text:span text:style-name="T10">sender</text:span> that, when spawned or executed, will send 5 messages <text:span text:style-name="T10">“Hello”</text:span> to the queue <text:span text:style-name="T10">q1</text:span> just created.</text:p>
        </text:list-item>
        <text:list-item>
          <text:p text:style-name="P13">defines a word called <text:span text:style-name="T12">receiver</text:span> that, when spawned or executed, will <text:span text:style-name="T16">receive 10</text:span> messages <text:span text:style-name="T16">from</text:span> the queue <text:span text:style-name="T10">q1</text:span> created <text:span text:style-name="T16">above</text:span>.</text:p>
        </text:list-item>
        <text:list-item>
          <text:p text:style-name="P14">Spawns the <text:span text:style-name="T10">receiver</text:span> program as a background task</text:p>
        </text:list-item>
      </text:list>
      <text:h text:style-name="P1" text:outline-level="2"><text:span text:style-name="T17">Online interaction</text:span></text:h>
      <text:p text:style-name="P15">The first thing you see is the result of calling <text:span text:style-name="T10">.s</text:span> above. Why is this response all the way down here, and not directly below the <text:span text:style-name="T10">s.</text:span><text:span text:style-name="T18"> call</text:span>? Is there some multitasking weirdness going on behind the scenes?</text:p>
      <text:p text:style-name="P15">No. TP-Forth is not a proper Forth. It does not read and execute word by word, but program by program. That means it will read the entire program file and compile it before it runs it.</text:p>
      <text:p text:style-name="P15">At the console, if you type </text:p>
      <text:p text:style-name="P15">1</text:p>
      <text:p text:style-name="P15">1</text:p>
      <text:p text:style-name="P15">+</text:p>
      <text:p text:style-name="P15">.</text:p>
      <text:p text:style-name="P15">You are running four programs, each consisting of one word. </text:p>
      <text:p text:style-name="Preformatted_20_Text">1</text:p>
      <text:p text:style-name="Preformatted_20_Text">Received:q1(26,empty)<text:span text:style-name="T7"/></text:p>
      <text:p text:style-name="Preformatted_20_Text"><text:span text:style-name="T1">ok </text:span><text:span text:style-name="T8">1</text:span></text:p>
      <text:p text:style-name="Preformatted_20_Text"/>
      <text:p text:style-name="Preformatted_20_Text"><text:span text:style-name="T1">ok </text:span><text:span text:style-name="T8">+</text:span></text:p>
      <text:p text:style-name="Preformatted_20_Text"/>
      <text:p text:style-name="Preformatted_20_Text"><text:span text:style-name="T1">ok </text:span><text:span text:style-name="T8">.</text:span></text:p>
      <text:p text:style-name="Preformatted_20_Text"><text:soft-page-break/>2 </text:p>
      <text:p text:style-name="P8"><text:span text:style-name="T1"/></text:p>
      <text:p text:style-name="P16">How can a program consisting only of a dot give you <text:span text:style-name="T10">2</text:span> as the answer? <text:line-break/>Because all the four programs have been running in the same task. When a program terminates, the task state is preserved. Thus, the effect <text:span text:style-name="T19">of the interaction </text:span>is the same as it would have been on a normal Forth.</text:p>
      <text:p text:style-name="P16">What about this, though: <text:span text:style-name="T10">Received:q1(26,empty)</text:span> ? We didn’t send anything, how can it have received something? </text:p>
      <text:p text:style-name="P16">It hasn’t. The only thing that happened is that the operating system let it run as far as it could, that is up to the queue read word <text:span text:style-name="T10">&lt;Q</text:span>, but there is stops. </text:p>
      <text:p text:style-name="P16">It will be suspended for as long as <text:span text:style-name="T10">q1</text:span> remains empty. <text:span text:style-name="T19">The output </text:span><text:span text:style-name="T10">Received:q1(26,empty)</text:span> <text:span text:style-name="T19">is simply the result of printing the string </text:span><text:span text:style-name="T13">“Received”</text:span><text:span text:style-name="T19"> followed by </text:span><text:span text:style-name="T13">Q.</text:span><text:span text:style-name="T19"> (Print the queue).</text:span></text:p>
      <text:p text:style-name="P17">This will (hopefully) become clearer in the explanation below.</text:p>
      <text:p text:style-name="P17"/>
      <text:p text:style-name="P17">Then as you spawn the sender program <text:span text:style-name="T20">(green text)</text:span>, it begins executing in the background.</text:p>
      <text:p text:style-name="P18">The receiver is blocked at <text:span text:style-name="T10">&lt;Q </text:span><text:span text:style-name="T18">(read queue)</text:span>, but now it can pass. It prints “Hello”.</text:p>
      <text:p text:style-name="P18">Not the best implementation os a receiver task, but it’s goofy implementation is helpful for illustrative purposes :)</text:p>
      <text:p text:style-name="P19"><text:span text:style-name="T20">Next, you get the output that you should expect. Five lines of </text:span><text:span text:style-name="T14">Received:q1(26,empty)Hello</text:span><text:span text:style-name="T20">.</text:span></text:p>
      <text:p text:style-name="Preformatted_20_Text">[ 109460845973024 ]</text:p>
      <text:p text:style-name="Preformatted_20_Text"/>
      <text:p text:style-name="Preformatted_20_Text">Received:q1(26,empty)</text:p>
      <text:p text:style-name="Preformatted_20_Text"><text:span text:style-name="T1">ok </text:span><text:span text:style-name="T8">' sender SPAWN</text:span></text:p>
      <text:p text:style-name="Preformatted_20_Text"/>
      <text:p text:style-name="Preformatted_20_Text">ok Hello</text:p>
      <text:p text:style-name="Preformatted_20_Text">Received:q1(26,empty)Hello</text:p>
      <text:p text:style-name="Preformatted_20_Text">Received:q1(26,empty)Hello</text:p>
      <text:p text:style-name="Preformatted_20_Text">Received:q1(26,empty)Hello</text:p>
      <text:p text:style-name="Preformatted_20_Text">Received:q1(26,empty)Hello</text:p>
      <text:p text:style-name="Preformatted_20_Text">Received:q1(26,empty)Hello</text:p>
      <text:h text:style-name="Heading_20_1" text:outline-level="1">Explanation</text:h>
      <text:h text:style-name="Heading_20_2" text:outline-level="2">" q1" 26 QCREATE</text:h>
      <text:list text:continue-numbering="true" text:style-name="List_20_1">
        <text:list-item>
          <text:p text:style-name="P5" loext:marker-style-name="T7"><text:span text:style-name="T4">" q1"</text:span><text:span text:style-name="T1"> </text:span><text:span text:style-name="T2">A string. This is a normal string that can be printed with S. or stored in a variable.</text:span></text:p>
        </text:list-item>
        <text:list-item>
          <text:p text:style-name="P5" loext:marker-style-name="T7"><text:span text:style-name="T4">26</text:span><text:span text:style-name="T1"> </text:span><text:span text:style-name="T2">This is the length of the queue in bytes</text:span></text:p>
        </text:list-item>
        <text:list-item>
          <text:p text:style-name="P5" loext:marker-style-name="T7"><text:span text:style-name="T4">QCREATE</text:span><text:span text:style-name="T1"> </text:span><text:span text:style-name="T2">Takes a string and a number and creates a queue that can be referenced by the name in the string. It leaves itself on the stack so it can be operated on immediately after creation.</text:span></text:p>
          <text:p text:style-name="P5" loext:marker-style-name="T7"><text:span text:style-name="T2"/></text:p>
        </text:list-item>
      </text:list>
      <text:h text:style-name="Heading_20_2" text:outline-level="2"><text:soft-page-break/>.s </text:h>
      <text:p text:style-name="P4" loext:marker-style-name="T7"><text:span text:style-name="T2">Print the contents of the stack.</text:span></text:p>
      <text:h text:style-name="Heading_20_2" text:outline-level="2"><text:span text:style-name="T2">S</text:span><text:span text:style-name="T1">ender</text:span></text:h>
      <text:p text:style-name="Preformatted_20_Text">: sender 5 0 DO " q1" Q " Hello" Q&gt; 10000000 MS LOOP ;</text:p>
      <text:p text:style-name="P9" loext:marker-style-name="T7"><text:span text:style-name="T2">T</text:span><text:span text:style-name="T1">he </text:span><text:span text:style-name="T4">5 0 DO LOOP</text:span><text:span text:style-name="T1"> should be familiar enough</text:span></text:p>
      <text:p text:style-name="P6" loext:marker-style-name="T7"><text:span text:style-name="T4">" q1" Q</text:span><text:span text:style-name="T1"> </text:span><text:span text:style-name="T3">gets a queue named </text:span><text:span text:style-name="T5">q1</text:span><text:span text:style-name="T3"> from the queue registry and places its address on the stack.</text:span></text:p>
      <text:p text:style-name="P6" loext:marker-style-name="T7"><text:span text:style-name="T1"><text:s/></text:span><text:span text:style-name="T4">" Hello" Q&gt;</text:span><text:span text:style-name="T1"> </text:span><text:span text:style-name="T3">puts a string </text:span><text:span text:style-name="T5">“Hello”</text:span><text:span text:style-name="T3"> on top of the queue address and calls the send word </text:span><text:span text:style-name="T5">Q&gt;</text:span><text:span text:style-name="T3">.</text:span></text:p>
      <text:p text:style-name="P6" loext:marker-style-name="T7"><text:span text:style-name="T4">10000000 MS</text:span><text:span text:style-name="T1"> </text:span><text:span text:style-name="T3">waits for that many microseconds.</text:span></text:p>
      <text:h text:style-name="Heading_20_2" text:outline-level="2"><text:span text:style-name="T3">R</text:span><text:span text:style-name="T1">eceiver</text:span></text:h>
      <text:p text:style-name="Preformatted_20_Text">: receiver 10 0 DO " Received:" S. " q1" Q DUP Q. &lt;Q S. CR LOOP ;</text:p>
      <text:p text:style-name="P9" loext:marker-style-name="T7"><text:span text:style-name="T4">S.</text:span><text:span text:style-name="T1"> prints a string</text:span></text:p>
      <text:p text:style-name="P9" loext:marker-style-name="T7"><text:span text:style-name="T4">&lt;Q</text:span><text:span text:style-name="T1"> reads from the queue</text:span></text:p>
      <text:p text:style-name="P4" loext:marker-style-name="T7"><text:span text:style-name="T1"/></text:p>
      <text:p text:style-name="P4" loext:marker-style-name="T7"><text:span text:style-name="T4">' receiver SPAWN</text:span><text:span text:style-name="T1"> </text:span><text:span text:style-name="T3">This line spawns receiver as a background task.</text:span></text:p>
      <text:p text:style-name="P7" loext:marker-style-name="T7"/>
      <text:p text:style-name="P7" loext:marker-style-name="T7"/>
      <text:p text:style-name="Preformatted_20_Text">[ 109460845973024 ]</text:p>
      <text:p text:style-name="Preformatted_20_Text"/>
      <text:p text:style-name="Preformatted_20_Text">Received:q1(26,empty)</text:p>
      <text:p text:style-name="Preformatted_20_Text"><text:span text:style-name="T1">ok </text:span><text:span text:style-name="T8">' sender SPAWN</text:span></text:p>
      <text:p text:style-name="Preformatted_20_Text"/>
      <text:p text:style-name="Preformatted_20_Text">ok Hello</text:p>
      <text:p text:style-name="Preformatted_20_Text">Received:q1(26,empty)Hello</text:p>
      <text:p text:style-name="Preformatted_20_Text">Received:q1(26,empty)Hello</text:p>
      <text:p text:style-name="Preformatted_20_Text">Received:q1(26,empty)Hello</text:p>
      <text:p text:style-name="Preformatted_20_Text">Received:q1(26,empty)Hello</text:p>
      <text:p text:style-name="Preformatted_20_Text">Received:q1(26,empty)Hello</text:p>
      <text:p text:style-name="Preformatted_20_Text"/>
      <text:p text:style-name="P3" loext:marker-style-name="T7"><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1:23:26.712721687</meta:creation-date>
    <dc:date>2024-11-07T15:15:31.751379134</dc:date>
    <meta:editing-duration>PT37M43S</meta:editing-duration>
    <meta:editing-cycles>12</meta:editing-cycles>
    <meta:generator>LibreOffice/24.2.6.2$Linux_X86_64 LibreOffice_project/420$Build-2</meta:generator>
    <meta:document-statistic meta:table-count="0" meta:image-count="0" meta:object-count="0" meta:page-count="3" meta:paragraph-count="75" meta:word-count="653" meta:character-count="3577" meta:non-whitespace-character-count="2998"/>
  </office:meta>
</office:document-meta>
</file>